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5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501, R502, R503, R504, R505, R506, R508, R510, R514, R515, R516, R517, R518, R519, R520, R521, R513, R509, R512, R511, R601, R803, R801, R802, R902, R909, R1101, R1102, R1202, R1201, R1203, R1204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6" calcext:value-type="float">
            <text:p>6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7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6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6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7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8, C1201, C1205, C1301, C1302, C1304, C1310, C1308, C1505, C1522, C1521, C1516, C1612, C1615, C1605, C1620, C1602, C1603, C1604, C1623, C1819, C1814, C1815, C1904, C2006, C2007, C2004, C2008, C2101, C2201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89" calcext:value-type="float">
            <text:p>8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1" calcext:value-type="float">
            <text:p>3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16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8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03:47:19.118695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03:52:49.651745551</dc:date>
    <meta:editing-duration>PT3H7M36S</meta:editing-duration>
    <meta:editing-cycles>82</meta:editing-cycles>
    <meta:generator>LibreOffice/5.4.4.2$Linux_X86_64 LibreOffice_project/40$Build-2</meta:generator>
    <meta:document-statistic meta:table-count="1" meta:cell-count="1435" meta:object-count="0"/>
  </office:meta>
</office:document-meta>
</file>